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315ca0" officeooo:paragraph-rsid="00315ca0"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32fb7d" officeooo:paragraph-rsid="0032fb7d"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333ae8" officeooo:paragraph-rsid="0032fb7d"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333ae8" officeooo:paragraph-rsid="00333ae8"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353598" officeooo:paragraph-rsid="00353598"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36a7db" officeooo:paragraph-rsid="0036a7db"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3b2c8b" officeooo:paragraph-rsid="003b2c8b"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fo:font-weight="normal" officeooo:rsid="003ced2d" officeooo:paragraph-rsid="003ced2d"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font-style="normal" fo:font-weight="normal" officeooo:rsid="003e79ed" officeooo:paragraph-rsid="003e79ed"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font-style="normal" fo:font-weight="normal" officeooo:rsid="003f8b33" officeooo:paragraph-rsid="003f8b33"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font-style="normal" fo:font-weight="normal" officeooo:rsid="00426142" officeooo:paragraph-rsid="00426142"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43"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P44" style:family="paragraph" style:parent-style-name="Standard">
      <style:paragraph-properties fo:line-height="115%" fo:text-align="justify" style:justify-single-word="false"/>
      <style:text-properties fo:font-style="normal" fo:font-weight="bold" officeooo:rsid="003b2c8b" officeooo:paragraph-rsid="003b2c8b" style:font-style-asian="normal" style:font-weight-asian="bold" style:font-style-complex="normal" style:font-weight-complex="bold"/>
    </style:style>
    <style:style style:name="P45" style:family="paragraph" style:parent-style-name="Standard">
      <style:paragraph-properties fo:line-height="115%" fo:text-align="justify" style:justify-single-word="false"/>
      <style:text-properties fo:font-style="normal" fo:font-weight="bold" officeooo:rsid="00426142" officeooo:paragraph-rsid="00426142" style:font-style-asian="normal" style:font-weight-asian="bold" style:font-style-complex="normal" style:font-weight-complex="bold"/>
    </style:style>
    <style:style style:name="P46" style:family="paragraph" style:parent-style-name="Standard">
      <style:paragraph-properties fo:line-height="115%" fo:text-align="justify" style:justify-single-word="false"/>
      <style:text-properties fo:font-style="italic" fo:font-weight="normal" officeooo:rsid="00426142" officeooo:paragraph-rsid="00426142" style:font-style-asian="italic" style:font-weight-asian="normal" style:font-style-complex="italic" style:font-weight-complex="normal"/>
    </style:style>
    <style:style style:name="P47" style:family="paragraph" style:parent-style-name="Standard">
      <style:paragraph-properties fo:line-height="115%" fo:text-align="justify" style:justify-single-word="false"/>
      <style:text-properties fo:font-style="normal" fo:font-weight="normal" officeooo:rsid="00426142" officeooo:paragraph-rsid="00426142"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font-style="normal" fo:font-weight="normal" officeooo:rsid="00439eb9" officeooo:paragraph-rsid="00439eb9"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font-style="normal" fo:font-weight="normal" officeooo:rsid="004670f6" officeooo:paragraph-rsid="004670f6"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font-style="italic" fo:font-weight="normal" officeooo:rsid="00439eb9" officeooo:paragraph-rsid="00439eb9" style:font-style-asian="italic" style:font-weight-asian="normal" style:font-style-complex="italic" style:font-weight-complex="normal"/>
    </style:style>
    <style:style style:name="P51" style:family="paragraph" style:parent-style-name="Standard">
      <style:paragraph-properties fo:line-height="115%" fo:text-align="justify" style:justify-single-word="false"/>
      <style:text-properties fo:font-style="italic" fo:font-weight="normal" officeooo:rsid="004670f6" officeooo:paragraph-rsid="004670f6"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ac3f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5c03d" style:font-style-asian="normal" style:font-weight-asian="normal" style:font-style-complex="normal" style:font-weight-complex="normal"/>
    </style:style>
    <style:style style:name="T13" style:family="text">
      <style:text-properties fo:font-style="normal" fo:font-weight="normal" officeooo:rsid="00290954" style:font-style-asian="normal" style:font-weight-asian="normal" style:font-style-complex="normal" style:font-weight-complex="normal"/>
    </style:style>
    <style:style style:name="T14" style:family="text">
      <style:text-properties fo:font-style="normal" fo:font-weight="normal" officeooo:rsid="002ac3f5" style:font-style-asian="normal" style:font-weight-asian="normal" style:font-style-complex="normal" style:font-weight-complex="normal"/>
    </style:style>
    <style:style style:name="T15" style:family="text">
      <style:text-properties fo:font-style="normal" fo:font-weight="normal" officeooo:rsid="002ca9f2" style:font-style-asian="normal" style:font-weight-asian="normal" style:font-style-complex="normal" style:font-weight-complex="normal"/>
    </style:style>
    <style:style style:name="T16" style:family="text">
      <style:text-properties officeooo:rsid="0036a7db"/>
    </style:style>
    <style:style style:name="T17" style:family="text">
      <style:text-properties officeooo:rsid="003b2c8b"/>
    </style:style>
    <style:style style:name="T18" style:family="text">
      <style:text-properties officeooo:rsid="003f8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2">, componentes de prateleiras);</text:span></text:p>
      <text:p text:style-name="P21">- Estágios do Processo: Especificação de requisitos; Análise de componentes; Modificação de requisitos; Projeto de sistema com re-uso; Desenvolvimento e integração;</text:p>
      <text:p text:style-name="P7"><text:span text:style-name="T12"/></text:p>
      <text:p text:style-name="P7"><text:span text:style-name="T12"><text:tab/></text:span><text:span text:style-name="T13">Processo de Desenvolvimento Orientado a Serviços:</text:span></text:p>
      <text:p text:style-name="P7"><text:span text:style-name="T13"/></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3"><text:tab/></text:span><text:span text:style-name="T11">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1"/></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1"/></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1"><text:tab/>Complementos X Serviços</text:span></text:p>
      <text:p text:style-name="P8"><text:span text:style-name="T11"/></text:p>
      <text:p text:style-name="P24">Componentes são uma ótima forma de implementar serviços.</text:p>
      <text:p text:style-name="P8"><text:span text:style-name="T11"/></text:p>
      <text:p text:style-name="P24">Serviço: ChatBot – componentes: Comunicação, Perguntas e Respostas, User Interface, etc…</text:p>
      <text:p text:style-name="P8"><text:span text:style-name="T11"/></text:p>
      <text:p text:style-name="P24">Serviço: App e-commerce – componentes: Carrinho de Compras, Pagamentos de Cartão, Pagamentos PIX, Lista de Produtos, Design da Aplicação, etc…</text:p>
      <text:p text:style-name="P8"><text:span text:style-name="T11"/></text:p>
      <text:p text:style-name="P9"><text:span text:style-name="T14"><text:tab/></text:span><text:span text:style-name="T10">Processo Genérico de Desenvolvimento de Software:</text:span><text:span text:style-name="T11"><text:tab/></text:span></text:p>
      <text:p text:style-name="P9"><text:span text:style-name="T11"/></text:p>
      <text:p text:style-name="P25"><text:tab/>Especificação de Software</text:p>
      <text:p text:style-name="P8"><text:span text:style-name="T14"/></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4"/></text:p>
      <text:p text:style-name="P25"><text:tab/>Projeto e Implementação de Software</text:p>
      <text:p text:style-name="P10"><text:span text:style-name="T11"/></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1"/></text:p>
      <text:p text:style-name="P10"><text:span text:style-name="T11"><text:tab/></text:span><text:span text:style-name="T15">Programação e Debugging</text:span></text:p>
      <text:p text:style-name="P10"><text:span text:style-name="T15"/></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1"/></text:p>
      <text:p text:style-name="P27"><text:tab/>Validação de Software</text:p>
      <text:p text:style-name="P11"><text:span text:style-name="T11"/></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1"/></text:p>
      <text:p text:style-name="P27"><text:tab/>Teste de Software</text:p>
      <text:p text:style-name="P11"><text:span text:style-name="T11"/></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1">- Teste de Aceitação (teste com dados do cliente para verificar se o sistema atende às suas necessidades).</text:span></text:p>
      <text:p text:style-name="P11"><text:span text:style-name="T11"/></text:p>
      <text:p text:style-name="P27"><text:tab/>Evolução de Software</text:p>
      <text:p text:style-name="P11"><text:span text:style-name="T11"/></text:p>
      <text:p text:style-name="P27">- O software é inerentemente flexível e pode mudar;</text:p>
      <text:p text:style-name="P27">- Como os requisitos mudam durante as mudanças de circunstâncias de negócio, o software deve acompanhar esse processo.</text:p>
      <text:p text:style-name="P27"/>
      <text:p text:style-name="P42">Modelos de Processos de Desenvolvimento de Software</text:p>
      <text:p text:style-name="P42"/>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0"/>
      <text:p text:style-name="P43">Modelos de Metodologias Ágeis:</text:p>
      <text:p text:style-name="P28"/>
      <text:p text:style-name="P30"><text:tab/>Scrum</text:p>
      <text:p text:style-name="P30"/>
      <text:p text:style-name="P30"><text:tab/>É um <text:span text:style-name="T8">framework</text:span> leve que ajuda pessoas, times e organizações a gerar valor por meio de soluções adaptativas para problemas complexos.</text:p>
      <text:p text:style-name="P30"><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0"><text:tab/>Demostra efetividade na transferência de conhecimento, empregando uma abordagem iterativa incremental; Funciona melhor com pequenos times;</text:p>
      <text:p text:style-name="P30"><text:tab/>Valores: Compromisso, Foco, Abertura, Respeito &amp; Coragem.</text:p>
      <text:p text:style-name="P30"/>
      <text:p text:style-name="P31">Artefatos do Scrum:</text:p>
      <text:p text:style-name="P31"/>
      <text:p text:style-name="P31">- Backlog do Produto</text:p>
      <text:p text:style-name="P31">- Backlog da Sprint</text:p>
      <text:p text:style-name="P31">- Incremento</text:p>
      <text:p text:style-name="P31"/>
      <text:p text:style-name="P31">1. Backlog do Produto: é um alista priorizada e ordenada sobre o produto; O PO é responsável por tal, incluindo conteúdo, disponibilidade e ordenação;</text:p>
      <text:p text:style-name="P31"/>
      <text:p text:style-name="P32">2. Backlog da Sprint: é um conjunto de itens do Backlog do Produto selecionado para a Spint, com o plano para entregá-lo; É a previsão do Time de Desenvolvimento sobre qual funcionalidade estará no próximo incremento e sobre o trabalho necessário para entregar essa funcionalidade.</text:p>
      <text:p text:style-name="P32"/>
      <text:p text:style-name="P32">3. Incremento: é a soma de todos os itens do Bakclog do Produto completados durante a Sprint e o valor dos incrementos de todas as Sprints anteriores; Ao final da Sprint um novo incremento deve estar “pronto”, o que significa que deve estar na condição de ser utilizado e atender a definição de de “pronto” do time de Scrum; É a parte principal inspecionável de um trabalha pronto que suporta empirismo no final da Sprint.</text:p>
      <text:p text:style-name="P33"/>
      <text:p text:style-name="P34"><text:tab/>KanBan:</text:p>
      <text:p text:style-name="P34"/>
      <text:p text:style-name="P35">É um termo japonês que significa sinalização que propões o uso de cartões (post-its) para indicar e acompanhar o andamento da produção dentro de uma indústria.</text:p>
      <text:p text:style-name="P35">É um sistema ágil e visual para controle e gestão de tarefas. Esse sistema visual busca gerenciar o trabalho conforme ele se move pelo processo.</text:p>
      <text:p text:style-name="P35">O KanBan é um método originado dentro do sistema Toyota.</text:p>
      <text:p text:style-name="P35">A abordagem representa um sistema puxado, que significa que a produção é baseada na demanda do mercado.</text:p>
      <text:p text:style-name="P35">Seu sistema único de produção criou a base da produção Lean; seu propósito central é minimizar as atividades, sem sacrificar a produtividade; O objetivo principal é criar mais valor para o cliente, sem gerar mais custos – Modelo enxuto.</text:p>
      <text:p text:style-name="P35"/>
      <text:p text:style-name="P35">Princípios do KanBan:</text:p>
      <text:p text:style-name="P35"/>
      <text:p text:style-name="P35">1. Comece pelo que você já faz agora:</text:p>
      <text:p text:style-name="P35">Não é um framework, mas tem muita flexibilidade, fazendo com que processos funcionem sem para o que está funcionando com sucesso. É fácil de ser implementado em qualquer tipo de negócio.</text:p>
      <text:p text:style-name="P35"/>
      <text:p text:style-name="P35"><text:soft-page-break/>2. Busque por mudança evolutivas e incrementais:</text:p>
      <text:p text:style-name="P35">O objetivo do KanBan é a otimização e a estabilização dos processos existentes por meio de mudanças que gerem o mínimo de resistências possíveis. </text:p>
      <text:p text:style-name="P35"/>
      <text:p text:style-name="P35">3. Respeite a estrutura atual: papéis, responsabilidades e cargos:</text:p>
      <text:p text:style-name="P35">O KanBan reconehce que processos, funções, responsabilidades e títulos existentes possuem valor e, geralmente, valem a pena ser preservados. É designado a promover e encorajar mudanças lógicas e incrementais, sem iniciar o medo de mudança.</text:p>
      <text:p text:style-name="P35"/>
      <text:p text:style-name="P35">4. <text:span text:style-name="T16">Incentive atos de liderança em todos os níveis organizacionais:</text:span></text:p>
      <text:p text:style-name="P36">Mostra que as melhores lideranças vêm das ações de funcionários que estão na linha de frente de seus times, então devemos incentivar a liderança. Adotar uma cultura de melhoria constante (Kaizen, do japonês, que significa “mudança para melhor”<text:span text:style-name="T17">)</text:span>.</text:p>
      <text:p text:style-name="P36"/>
      <text:p text:style-name="P36">Práticas do Kanban:</text:p>
      <text:p text:style-name="P36"/>
      <text:p text:style-name="P36">1. Visualize o fluxo do trabalho;</text:p>
      <text:p text:style-name="P36">2. Limitar o trabalho em andamento;</text:p>
      <text:p text:style-name="P36">3. Fazer o gerenciamento do fluxo;</text:p>
      <text:p text:style-name="P36">4. Tornar as políticas explícitas;</text:p>
      <text:p text:style-name="P36">5. Implementar feedbacks contínuos;</text:p>
      <text:p text:style-name="P36">6. Melhorar a colaboração e evoluir experimentalmente.</text:p>
      <text:p text:style-name="P36"/>
      <text:p text:style-name="P44">Engenharia de Requisitos:</text:p>
      <text:p text:style-name="P44"/>
      <text:p text:style-name="P37"><text:tab/>A real arte de descobrir requisitos é descobrir o problema real. O foco deve estar na compreensão dos problemas do negócio e prover solução para tais problemas.</text:p>
      <text:p text:style-name="P37"/>
      <text:p text:style-name="P37">Negócios: refere-se a pessoas que interagem para executar um conjunto de atividades de entrega de valor para os clientes e gerar retorno as partes interessadas.</text:p>
      <text:p text:style-name="P37"/>
      <text:p text:style-name="P37">Há várias classificações possíveis de requisitos.</text:p>
      <text:p text:style-name="P37">Uma classificação é: </text:p>
      <text:p text:style-name="P37">- Requisitos de usuário;</text:p>
      <text:p text:style-name="P37">- Requisitos de sistema;</text:p>
      <text:p text:style-name="P37"/>
      <text:p text:style-name="P37">Outra classificação é:</text:p>
      <text:p text:style-name="P37">- Requisitos funcionais;</text:p>
      <text:p text:style-name="P37">- Requisitos não funcionais;</text:p>
      <text:p text:style-name="P37">- Requisitos de Domínio (Regras de Negócio).</text:p>
      <text:p text:style-name="P37"/>
      <text:p text:style-name="P38">Requisitos de Usuário X Requisitos de Sistemas:</text:p>
      <text:p text:style-name="P38"/>
      <text:p text:style-name="P38">Requisitos de Usuários:</text:p>
      <text:p text:style-name="P38">Declaração abstrata em alto nível de um serviço que o sistema deve oferecer ou uma restrição a um sistema. Nível de definição abrangente.</text:p>
      <text:p text:style-name="P38"><text:soft-page-break/>Requisitos de Sistema:</text:p>
      <text:p text:style-name="P38">Definição detalhada e formal de uma função de um sistema.</text:p>
      <text:p text:style-name="P38">Nível de definição detalhado.</text:p>
      <text:p text:style-name="P38"/>
      <text:p text:style-name="P39">Processos da Engenharia de Requisitos:</text:p>
      <text:p text:style-name="P39"/>
      <text:p text:style-name="P39">Elicitação:</text:p>
      <text:p text:style-name="P39">a) Descoberta – <text:span text:style-name="T18">identificação de requisitos</text:span></text:p>
      <text:p text:style-name="P39">b) Classificação e organização – organização de requisitos</text:p>
      <text:p text:style-name="P39">c) Priorização e negociação – resolução de conflitos</text:p>
      <text:p text:style-name="P39"/>
      <text:p text:style-name="P39">Especificação:</text:p>
      <text:p text:style-name="P39">Usualmente gera um ‘Documento de Requisitos’, as vezes chamado de ‘Especificação de Requisitos de Software’ ou SRS (<text:span text:style-name="T8">Software Requirement Specification)</text:span></text:p>
      <text:p text:style-name="P39"><text:span text:style-name="T8"/></text:p>
      <text:p text:style-name="P40">Validação:</text:p>
      <text:p text:style-name="P40">Prototipação, geração de casos de teste, revisões, checklists, etc…</text:p>
      <text:p text:style-name="P40"/>
      <text:p text:style-name="P45">Design Thinking:</text:p>
      <text:p text:style-name="P45"/>
      <text:p text:style-name="P41">É uma abordagem centrada nas pessoas para a concepção de soluções inovadoras, que combina processos criativos e analíticos para resolver problemas de forma colaborativa.</text:p>
      <text:p text:style-name="P41"/>
      <text:p text:style-name="P41">O Design Thinking traz na sua essência a capacidade de equilibrar um projeto dobre três pilares, garantindo as melhores soluções.</text:p>
      <text:p text:style-name="P41"/>
      <text:p text:style-name="P46">O que é viável:</text:p>
      <text:p text:style-name="P41">- Viabilidade, diz respeito a uma solução viável financeiramente, capaz de gerar um modelo de negócio sustentável;</text:p>
      <text:p text:style-name="P46"><text:span text:style-name="T9"/></text:p>
      <text:p text:style-name="P46">O que é factível:</text:p>
      <text:p text:style-name="P41">- Praticabilidade, considera a viabilidade técnica do projeto em curto prazo, ou seja, considera se é tecnologicamente possível;</text:p>
      <text:p text:style-name="P41"/>
      <text:p text:style-name="P46">O que é desejável:</text:p>
      <text:p text:style-name="P41">- Desejabilidade, quando se usa design em um projeto, significa que todo trabalho é orientado pelas pessoas envolvidas naquele contexto, considerando clientes, colaboradores, usuários e outros indivíduos.</text:p>
      <text:p text:style-name="P41"/>
      <text:p text:style-name="P50">Mindset Design Thinking:</text:p>
      <text:p text:style-name="P50"/>
      <text:p text:style-name="P48">Assume a curiosidade do iniciante;</text:p>
      <text:p text:style-name="P48">Experimenta para revelar a resposta certa;</text:p>
      <text:p text:style-name="P48">Aberto a se surpreender;</text:p>
      <text:p text:style-name="P48">Entende pela perspectiva do outro;</text:p>
      <text:p text:style-name="P48">Valida suas ideias com os usuários;</text:p>
      <text:p text:style-name="P48"><text:soft-page-break/>Sabe que a solução emerge da diversidade;</text:p>
      <text:p text:style-name="P48">Constrói par apensar e aprender;</text:p>
      <text:p text:style-name="P48">Falhas são experimentos que geram aprendizagem;</text:p>
      <text:p text:style-name="P48">Confiar no processo;</text:p>
      <text:p text:style-name="P48">Itera muitas vezes.</text:p>
      <text:p text:style-name="P48"/>
      <text:p text:style-name="P50">Diamante Duplo:</text:p>
      <text:p text:style-name="P50"/>
      <text:p text:style-name="P48">É um processo relacionado ao DT, que pode ser adicionado nos processos para solucionar problemas e melhorar soluções existentes.</text:p>
      <text:p text:style-name="P48">Esse processo é divido em dois momentos, chamados diamantes, e cada um deles tem etapas conhecidas como Divergente e Convergentes.</text:p>
      <text:p text:style-name="P48"/>
      <text:p text:style-name="P51">Os 5 modos do Design Thinking:</text:p>
      <text:p text:style-name="P51"/>
      <text:p text:style-name="P49">Empatizar – desenvolver uma compreensão profunda do desafio;</text:p>
      <text:p text:style-name="P49">Definir – Articular claramente o problema que você deseja resolver;</text:p>
      <text:p text:style-name="P49">Idear – Sugerir, selecionar e desenvolver soluções potenciais;</text:p>
      <text:p text:style-name="P49">Prototipar – Projetar protótipos para testar, toda ou parte de sua solução;</text:p>
      <text:p text:style-name="P49">Testar – Apresentar os protótipos aos usuários para obter feedback, refinar as soluções e aprender mais sobre e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19T20:29:00.512000000</dc:date>
    <meta:editing-duration>PT3H25M53S</meta:editing-duration>
    <meta:editing-cycles>14</meta:editing-cycles>
    <meta:generator>LibreOffice/24.2.0.3$Windows_X86_64 LibreOffice_project/da48488a73ddd66ea24cf16bbc4f7b9c08e9bea1</meta:generator>
    <meta:document-statistic meta:table-count="0" meta:image-count="0" meta:object-count="0" meta:page-count="9" meta:paragraph-count="211" meta:word-count="2476" meta:character-count="16367" meta:non-whitespace-character-count="14015"/>
  </office:meta>
</office:document-meta>
</file>